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024c" officeooo:paragraph-rsid="0005024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024c" officeooo:paragraph-rsid="0005024c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officeooo:paragraph-rsid="0002b977"/>
    </style:style>
    <style:style style:name="P38" style:family="paragraph" style:parent-style-name="Text_20_body">
      <style:text-properties officeooo:paragraph-rsid="00060c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b977" style:font-weight-asian="bold" style:font-weight-complex="bold"/>
    </style:style>
    <style:style style:name="T3" style:family="text">
      <style:text-properties officeooo:rsid="0002b977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deral do Agreste de Pernambuco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4">Aluno: Lucas Tchaikovsky dos Santos Rodrigues</text:span></text:p>
      <text:p text:style-name="P5"><text:span text:style-name="T4"/></text:p>
      <text:p text:style-name="P5"><text:span text:style-name="T4">Professor: Renê pereira Gusmão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titioning Hard Clustering Algorithms Based on Multiple Dissimilarity Matrices</text:p>
      <text:p text:style-name="Standard"/>
      <text:p text:style-name="Text_20_body"><text:span text:style-name="Strong_20_Emphasis">Agrupamento particionado rígido</text:span> organiza conjuntos de objetos em clusters, onde os objetos de um mesmo cluster são altamente semelhantes, e objetos de clusters distintos são altamente diferentes. A abordagem proposta no artigo aborda cenários onde:</text:p>
      <text:list xml:id="list3411948095" text:style-name="L1">
        <text:list-item>
          <text:p text:style-name="P7">Os dados são descritos por <text:span text:style-name="Strong_20_Emphasis">múltiplas matrizes de dissimilaridade</text:span>.</text:p>
        </text:list-item>
        <text:list-item>
          <text:p text:style-name="P6">Diferentes funções de dissimilaridade ou variáveis descrevem os dados, gerando representações complementares.</text:p>
        </text:list-item>
      </text:list>
      <text:p text:style-name="Text_20_body"><text:span text:style-name="T3">A</text:span>mplia o conceito de algoritmos de agrupamento relacional rígido dinâmico, como o SRDCA, para permitir o uso simultâneo de múltiplas matrizes de dissimilaridade, introduzindo pesos de relevância para cada matriz, ajustados local ou globalmente.</text:p>
      <text:p text:style-name="Horizontal_20_Line"/>
      <text:h text:style-name="Heading_20_3" text:outline-level="3">Metodologia</text:h>
      <text:h text:style-name="Heading_20_4" text:outline-level="4">Representação dos Dados</text:h>
      <text:list xml:id="list1468655504" text:style-name="L2">
        <text:list-item>
          <text:p text:style-name="P9"><text:span text:style-name="Strong_20_Emphasis">Dados relacionais</text:span>: Representados por matrizes de dissimilaridade D=[d(ei​,el​)], onde d(ei​,el​) indica a dissimilaridade entre objetos ei​ e el​.</text:p>
        </text:list-item>
        <text:list-item>
          <text:p text:style-name="P8">As matrizes de dissimilaridade podem ser derivadas de diferentes variáveis ou funções.</text:p>
        </text:list-item>
      </text:list>
      <text:h text:style-name="Heading_20_4" text:outline-level="4">Algoritmos Propostos</text:h>
      <text:list xml:id="list139484295" text:style-name="L3">
        <text:list-item>
          <text:p text:style-name="P11"><text:span text:style-name="Strong_20_Emphasis">MRDCA</text:span>: Extensão do SRDCA para múltiplas matrizes de dissimilaridade. Assume relevância igual para todas as matrizes.</text:p>
        </text:list-item>
        <text:list-item>
          <text:p text:style-name="P11"><text:span text:style-name="Strong_20_Emphasis">MRDCA-RWL</text:span>: Estima pesos de relevância para cada matriz de dissimilaridade localmente (por cluster). Os pesos variam entre clusters e iterativamente.</text:p>
        </text:list-item>
        <text:list-item>
          <text:p text:style-name="P10"><text:span text:style-name="Strong_20_Emphasis">MRDCA-RWG</text:span>: Estima pesos globalmente, aplicando os mesmos pesos para todos os clusters.</text:p>
        </text:list-item>
      </text:list>
      <text:p text:style-name="Text_20_body">Os algoritmos otimizam um critério de adequação J, que mede a correspondência entre os clusters e seus protótipos, considerando as múltiplas matrizes e pesos de relevância.</text:p>
      <text:p text:style-name="Horizontal_20_Line"/>
      <text:h text:style-name="Heading_20_3" text:outline-level="3">Resultados Experimentais</text:h>
      <text:h text:style-name="Heading_20_4" text:outline-level="4">Conjuntos de Dados Sintéticos</text:h>
      <text:list xml:id="list472215429" text:style-name="L4">
        <text:list-item>
          <text:p text:style-name="P13"><text:span text:style-name="Strong_20_Emphasis">Cenários</text:span>: Dados gerados a partir de distribuições normais bivariadas com variâncias diferentes para as variáveis.</text:p>
        </text:list-item>
        <text:list-item>
          <text:p text:style-name="P13"><text:span text:style-name="Strong_20_Emphasis">Comparação</text:span>: Foram avaliados algoritmos como SRDCA, MRDCA, MRDCA-RWL, MRDCA-RWG, e o fuzzy CARD-R.</text:p>
        </text:list-item>
        <text:list-item>
          <text:p text:style-name="P13"><text:span text:style-name="Strong_20_Emphasis">Métricas</text:span>: Índice Rand Corrigido (CR), Medida F e Taxa de Erro de Classificação (OERC).</text:p>
        </text:list-item>
        <text:list-item>
          <text:p text:style-name="P13"><text:span text:style-name="Strong_20_Emphasis">Conclusões</text:span>:</text:p>
          <text:list>
            <text:list-item>
              <text:p text:style-name="P13"><text:span text:style-name="Strong_20_Emphasis">MRDCA-RWL</text:span> apresentou os melhores resultados quando as variâncias das variáveis diferiam significativamente.</text:p>
            </text:list-item>
            <text:list-item>
              <text:p text:style-name="P13"><text:span text:style-name="Strong_20_Emphasis">MRDCA-RWG</text:span> teve melhor desempenho em cenários com variâncias mais homogêneas.</text:p>
            </text:list-item>
            <text:list-item>
              <text:p text:style-name="P12"><text:soft-page-break/><text:span text:style-name="Strong_20_Emphasis">NERF e SRDCA</text:span> superaram os algoritmos baseados em múltiplas matrizes em cenários com baixa variabilidade entre variáveis.</text:p>
            </text:list-item>
          </text:list>
        </text:list-item>
      </text:list>
      <text:h text:style-name="Heading_20_4" text:outline-level="4">Conjuntos de Dados Reais (UCI)</text:h>
      <text:list xml:id="list3575377953" text:style-name="L5">
        <text:list-item>
          <text:p text:style-name="P15"><text:span text:style-name="Strong_20_Emphasis">Dados Utilizados</text:span>: Abalone, Iris, Vinho, entre outros.</text:p>
        </text:list-item>
        <text:list-item>
          <text:p text:style-name="P15"><text:span text:style-name="Strong_20_Emphasis">Configuração</text:span>: Matrizes de dissimilaridade derivadas de atributos individuais e combinações.</text:p>
        </text:list-item>
        <text:list-item>
          <text:p text:style-name="P14"><text:span text:style-name="Strong_20_Emphasis">Resultados</text:span>: O desempenho foi consistente com os experimentos sintéticos, destacando a superioridade do MRDCA-RWL em cenários complexos.</text:p>
        </text:list-item>
      </text:list>
      <text:p text:style-name="Horizontal_20_Line"/>
      <text:h text:style-name="Heading_20_3" text:outline-level="3">Contribuições e Conclusões</text:h>
      <text:list xml:id="list549635303" text:style-name="L6">
        <text:list-item>
          <text:p text:style-name="P17"><text:span text:style-name="Strong_20_Emphasis">Novidade</text:span>: Introdução de relevância adaptativa para múltiplas matrizes de dissimilaridade, permitindo análise em cenários multivisões.</text:p>
        </text:list-item>
        <text:list-item>
          <text:p text:style-name="P17"><text:span text:style-name="Strong_20_Emphasis">Resultados Consistentes</text:span>: MRDCA-RWL é recomendado para dados heterogêneos, enquanto MRDCA-RWG é útil para dados homogêneos.</text:p>
        </text:list-item>
        <text:list-item>
          <text:p text:style-name="P16"><text:span text:style-name="Strong_20_Emphasis">Futuro</text:span>: Aplicação em agrupamentos fuzzy e análise em dados de alta dimensionalidade.</text:p>
        </text:list-item>
      </text:list>
      <text:p text:style-name="Text_20_body"><text:span text:style-name="Strong_20_Emphasis">MRDCA-RWL</text:span> (Dynamic Hard Clustering Algorithm with Relevance Weight for Each Dissimilarity Matrix Estimated Locally) foi projetado para realizar o agrupamento considerando múltiplas matrizes de dissimilaridade, aprendendo pesos de relevância (λkj​) para cada matriz em cada cluster. Vamos detalhar como o λ é calculado no algoritmo:</text:p>
      <text:p text:style-name="Horizontal_20_Line"/>
      <text:h text:style-name="Heading_20_3" text:outline-level="3">Estrutura do MRDCA-RWL</text:h>
      <text:p text:style-name="Text_20_body">O algoritmo segue uma abordagem iterativa com três etapas principais:</text:p>
      <text:list xml:id="list3440658935" text:style-name="L7">
        <text:list-item>
          <text:p text:style-name="P19"><text:span text:style-name="Strong_20_Emphasis">Cálculo dos protótipos dos clusters</text:span>.</text:p>
        </text:list-item>
        <text:list-item>
          <text:p text:style-name="P19"><text:span text:style-name="Strong_20_Emphasis">Cálculo dos pesos de relevância (λkj​) para cada matriz em cada cluster</text:span>.</text:p>
        </text:list-item>
        <text:list-item>
          <text:p text:style-name="P18"><text:span text:style-name="Strong_20_Emphasis">Atualização da partição dos clusters</text:span>.</text:p>
        </text:list-item>
      </text:list>
      <text:p text:style-name="Text_20_body">O critério de adequação J utilizado pelo algoritmo é definido como:</text:p>
      <text:p text:style-name="Text_20_body">J=k=1∑K​ei​∈Ck​∑​Dkk​(ei​,Gk​)</text:p>
      <text:p text:style-name="Text_20_body">onde:</text:p>
      <text:p text:style-name="Text_20_body">Dkk​(ei​,Gk​)=j=1∑p​λkj​Dj​(ei​,Gk​)=j=1∑p​λkj​e∈Gk​∑​dj​(ei​,e)</text:p>
      <text:p text:style-name="Text_20_body">Neste critério:</text:p>
      <text:list xml:id="list1094881763" text:style-name="L8">
        <text:list-item>
          <text:p text:style-name="P21">Dkk​(ei​,Gk​): Dissimilaridade ajustada do objeto ei​ ao protótipo Gk​, ponderada pelos pesos λkj​.</text:p>
        </text:list-item>
        <text:list-item>
          <text:p text:style-name="P20">λkj​: Peso de relevância para a matriz de dissimilaridade Dj​ no cluster Ck​.</text:p>
        </text:list-item>
      </text:list>
      <text:p text:style-name="Horizontal_20_Line"/>
      <text:h text:style-name="Heading_20_3" text:outline-level="3"><text:soft-page-break/>Cálculo de λkj​</text:h>
      <text:p text:style-name="Text_20_body"><text:span text:style-name="T3">C</text:span>álculo de λkj​ é central no algoritmo e ocorre na <text:span text:style-name="T3">segunda etapa</text:span>. Os pesos são ajustados iterativamente para minimizar o critério J. A relevância é encontrada por meio de uma otimização sob as seguintes restrições:</text:p>
      <text:list xml:id="list91020585" text:style-name="L9">
        <text:list-item>
          <text:p text:style-name="P23">λkj​&gt;0, para j=1,…,p.</text:p>
        </text:list-item>
        <text:list-item>
          <text:p text:style-name="P22">∏j=1p​λkj​=1, garantindo que os pesos sejam normalizados multiplicativamente.</text:p>
        </text:list-item>
      </text:list>
      <text:p text:style-name="Text_20_body">Para calcular λkj​, a expressão derivada é:</text:p>
      <text:p text:style-name="Text_20_body">λkj​=∑ei​∈Ck​​∑e∈Gk​​dj​(ei​,e)(∏h=1p​∑ei​∈Ck​​∑e∈Gk​​dh​(ei​,e))1/p​</text:p>
      <text:p text:style-name="Text_20_body">Essa equação considera:</text:p>
      <text:list xml:id="list697811256" text:style-name="L10">
        <text:list-item>
          <text:p text:style-name="P25">O denominador: Soma ponderada das dissimilaridades na matriz Dj​ entre os objetos ei​ e os elementos e do protótipo Gk​.</text:p>
        </text:list-item>
        <text:list-item>
          <text:p text:style-name="P24">O numerador: Raiz geométrica das somas ponderadas de todas as matrizes de dissimilaridade Dh​, usada para balancear a contribuição relativa de cada matriz.</text:p>
        </text:list-item>
      </text:list>
      <text:p text:style-name="Horizontal_20_Line"/>
      <text:h text:style-name="Heading_20_3" text:outline-level="3">Etapas Resumidas <text:span text:style-name="T3">n</text:span>o Algoritmo</text:h>
      <text:list xml:id="list3566820764" text:style-name="L11">
        <text:list-item>
          <text:p text:style-name="P26"><text:span text:style-name="Strong_20_Emphasis">Inicialização</text:span>:</text:p>
          <text:list>
            <text:list-item>
              <text:p text:style-name="P27">Define-se o número de clusters (K).</text:p>
            </text:list-item>
            <text:list-item>
              <text:p text:style-name="P27">Prototipos iniciais Gk​ são selecionados aleatoriamente.</text:p>
            </text:list-item>
            <text:list-item>
              <text:p text:style-name="P27">λkj​ é inicializado como 1 para todas as matrizes.</text:p>
            </text:list-item>
          </text:list>
        </text:list-item>
        <text:list-item>
          <text:p text:style-name="P26"><text:span text:style-name="Strong_20_Emphasis">Iteração</text:span>:</text:p>
          <text:list>
            <text:list-item>
              <text:p text:style-name="P27"><text:span text:style-name="Strong_20_Emphasis">Etapa 1</text:span>: Calcula-se o melhor protótipo Gk​ para cada cluster, minimizando J com base nas dissimilaridades ajustadas Dkk​.</text:p>
            </text:list-item>
            <text:list-item>
              <text:p text:style-name="P27"><text:span text:style-name="Strong_20_Emphasis">Etapa 2</text:span>: Atualizam-se os pesos λkj​ utilizando a fórmula descrita acima.</text:p>
            </text:list-item>
            <text:list-item>
              <text:p text:style-name="P27"><text:span text:style-name="Strong_20_Emphasis">Etapa 3</text:span>: Reatribuição dos objetos ei​ ao cluster cujo protótipo minimiza Dkk​(ei​,Gk​).</text:p>
            </text:list-item>
          </text:list>
        </text:list-item>
        <text:list-item>
          <text:p text:style-name="P26"><text:span text:style-name="Strong_20_Emphasis">Critério de Parada</text:span>:</text:p>
          <text:list>
            <text:list-item>
              <text:p text:style-name="P26">O algoritmo para quando o valor de J converge, ou seja, atinge um mínimo local.</text:p>
            </text:list-item>
          </text:list>
        </text:list-item>
      </text:list>
      <text:p text:style-name="Horizontal_20_Line"/>
      <text:h text:style-name="Heading_20_3" text:outline-level="3">Intuição do λkj​</text:h>
      <text:p text:style-name="Text_20_body">Os pesos λkj​ refletem a importância relativa de cada matriz de dissimilaridade Dj​ no cluster Ck​. Valores mais altos indicam que a matriz Dj​ tem maior relevância para descrever os objetos naquele cluster. A normalização multiplicativa evita que um peso domine excessivamente os outros, promovendo um equilíbrio entre as matrizes.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text:span text:style-name="Strong_20_Emphasis">Demonstração Matemática</text:span></text:h>
      <text:h text:style-name="Heading_20_3" text:outline-level="3">Dados</text:h>
      <text:p text:style-name="Text_20_body">Suponha que temos um conjunto de dados com 4 objetos E={e1​,e2​,e3​,e4​} e duas matrizes de dissimilaridade (D1​ e D2​) descritas por:</text:p>
      <text:p text:style-name="Text_20_body">D1​=​0123​1022​2201​3210​​,D2​=​0214​2033​1302​4320​​</text:p>
      <text:p text:style-name="Text_20_body">Queremos dividir os dados em K=2 clusters (C1​ e C2​).</text:p>
      <text:h text:style-name="Heading_20_3" text:outline-level="3">Inicialização</text:h>
      <text:list xml:id="list2816482048" text:style-name="L12">
        <text:list-item>
          <text:p text:style-name="P29">Escolha aleatória de protótipos (G1​={e1​},G2​={e4​}).</text:p>
        </text:list-item>
        <text:list-item>
          <text:p text:style-name="P28">Inicialize os pesos λkj​ para D1​ e D2​ em ambos os clusters como λ11​=λ12​=1 e λ21​=λ22​=1.</text:p>
        </text:list-item>
      </text:list>
      <text:h text:style-name="Heading_20_3" text:outline-level="3">Etapas</text:h>
      <text:h text:style-name="Heading_20_4" text:outline-level="4">1. Atualizar protótipos</text:h>
      <text:p text:style-name="Text_20_body">Para cada cluster Ck​, recalculamos os protótipos Gk​ minimizando o critério J. Suponha que após o cálculo inicial, os clusters ficam:</text:p>
      <text:list xml:id="list239273018" text:style-name="L13">
        <text:list-item>
          <text:p text:style-name="P31">C1​={e1​,e2​},G1​={e1​}</text:p>
        </text:list-item>
        <text:list-item>
          <text:p text:style-name="P30">C2​={e3​,e4​},G2​={e4​}</text:p>
        </text:list-item>
      </text:list>
      <text:h text:style-name="Heading_20_4" text:outline-level="4">2. Atualizar λkj​</text:h>
      <text:p text:style-name="Text_20_body">Os pesos de relevância para cada cluster e matriz são calculados com a fórmula:</text:p>
      <text:p text:style-name="Text_20_body">λkj​=∑ei​∈Ck​​∑e∈Gk​​dj​(ei​,e)(∏h=1p​∑ei​∈Ck​​∑e∈Gk​​dh​(ei​,e))1/p​</text:p>
      <text:p text:style-name="Text_20_body"><text:span text:style-name="Strong_20_Emphasis">Para C1​:</text:span></text:p>
      <text:list xml:id="list3336451074" text:style-name="L14">
        <text:list-item>
          <text:p text:style-name="P33">Soma para D1​: ∑ei​∈C1​​∑e∈G1​​d1​(ei​,e)=(0+1)+(1+0)=2</text:p>
        </text:list-item>
        <text:list-item>
          <text:p text:style-name="P32">Soma para D2​: ∑ei​∈C1​​∑e∈G1​​d2​(ei​,e)=(0+2)+(2+0)=4</text:p>
        </text:list-item>
      </text:list>
      <text:p text:style-name="Text_20_body">Cálculo de λ11​ e λ12​:</text:p>
      <text:p text:style-name="Text_20_body">λ11​=2(2⋅4)1/2​=28​​=1.414 λ12​=4(2⋅4)1/2​=48​​=0.707</text:p>
      <text:p text:style-name="Text_20_body"><text:span text:style-name="Strong_20_Emphasis">Para C2​:</text:span></text:p>
      <text:list xml:id="list1366389012" text:style-name="L15">
        <text:list-item>
          <text:p text:style-name="P35">Soma para D1​: ∑ei​∈C2​​∑e∈G2​​d1​(ei​,e)=(1+3)+(3+0)=7</text:p>
        </text:list-item>
        <text:list-item>
          <text:p text:style-name="P34">Soma para D2​: ∑ei​∈C2​​∑e∈G2​​d2​(ei​,e)=(2+4)+(4+0)=10</text:p>
        </text:list-item>
      </text:list>
      <text:p text:style-name="Text_20_body">Cálculo de λ21​ e λ22​:</text:p>
      <text:p text:style-name="Text_20_body">λ21​=7(7⋅10)1/2​=770​​=1.195 λ22​=10(7⋅10)1/2​=1070​​=0.837</text:p>
      <text:p text:style-name="Text_20_body"/>
      <text:p text:style-name="Text_20_body"/>
      <text:p text:style-name="Text_20_body"/>
      <text:p text:style-name="Text_20_body"/>
      <text:p text:style-name="P2"><text:soft-page-break/>Implementação em Python:</text:p>
      <text:p text:style-name="Text_20_body">import numpy as np</text:p>
      <text:p text:style-name="Text_20_body"/>
      <text:p text:style-name="Text_20_body">import numpy as np</text:p>
      <text:p text:style-name="Text_20_body"/>
      <text:p text:style-name="Text_20_body"># Matrizes de dissimilaridade</text:p>
      <text:p text:style-name="Text_20_body">D1 = np.array([</text:p>
      <text:p text:style-name="Text_20_body"><text:s text:c="4"/>[0, 1, 2, 3],</text:p>
      <text:p text:style-name="Text_20_body"><text:s text:c="4"/>[1, 0, 2, 2],</text:p>
      <text:p text:style-name="Text_20_body"><text:s text:c="4"/>[2, 2, 0, 1],</text:p>
      <text:p text:style-name="Text_20_body"><text:s text:c="4"/>[3, 2, 1, 0]</text:p>
      <text:p text:style-name="Text_20_body">])</text:p>
      <text:p text:style-name="Text_20_body">D2 = np.array([</text:p>
      <text:p text:style-name="Text_20_body"><text:s text:c="4"/>[0, 2, 1, 4],</text:p>
      <text:p text:style-name="Text_20_body"><text:s text:c="4"/>[2, 0, 3, 3],</text:p>
      <text:p text:style-name="Text_20_body"><text:s text:c="4"/>[1, 3, 0, 2],</text:p>
      <text:p text:style-name="Text_20_body"><text:s text:c="4"/>[4, 3, 2, 0]</text:p>
      <text:p text:style-name="Text_20_body">])</text:p>
      <text:p text:style-name="Text_20_body"/>
      <text:p text:style-name="Text_20_body">D_matrices = [D1, D2]</text:p>
      <text:p text:style-name="Text_20_body"/>
      <text:p text:style-name="Text_20_body"># Inicialização</text:p>
      <text:p text:style-name="Text_20_body">n_objects = 4</text:p>
      <text:p text:style-name="Text_20_body">n_clusters = 2</text:p>
      <text:p text:style-name="Text_20_body">clusters = {1: [0, 1], 2: [2, 3]} <text:s/># Indices dos objetos em cada cluster</text:p>
      <text:p text:style-name="Text_20_body">prototypes = {1: 0, 2: 3} <text:s text:c="9"/># Protótipos iniciais</text:p>
      <text:p text:style-name="Text_20_body">p = len(D_matrices) <text:s/># Número de matrizes de dissimilaridade</text:p>
      <text:p text:style-name="Text_20_body"/>
      <text:p text:style-name="Text_20_body">def calculate_lambda(cluster, prototype, D_matrices):</text:p>
      <text:p text:style-name="Text_20_body"><text:s text:c="4"/>"""Cálculo dos pesos lambda"""</text:p>
      <text:p text:style-name="Text_20_body"><text:s text:c="4"/>lambdas = []</text:p>
      <text:p text:style-name="Text_20_body"><text:s text:c="4"/>total_d = []</text:p>
      <text:p text:style-name="Text_20_body"><text:soft-page-break/><text:s text:c="4"/>for D in D_matrices:</text:p>
      <text:p text:style-name="Text_20_body"><text:s text:c="8"/>sum_d = sum(D[obj, prototype] for obj in cluster)</text:p>
      <text:p text:style-name="Text_20_body"><text:s text:c="8"/>total_d.append(sum_d)</text:p>
      <text:p text:style-name="Text_20_body"><text:s text:c="4"/>product = np.prod(total_d)</text:p>
      <text:p text:style-name="Text_20_body"><text:s text:c="4"/>for sum_d in total_d:</text:p>
      <text:p text:style-name="Text_20_body"><text:s text:c="8"/>lambdas.append((product ** (1 / p)) / sum_d)</text:p>
      <text:p text:style-name="Text_20_body"><text:s text:c="4"/>return lambdas</text:p>
      <text:p text:style-name="Text_20_body"/>
      <text:p text:style-name="Text_20_body">def update_clusters(D_matrices, lambdas, prototypes):</text:p>
      <text:p text:style-name="Text_20_body"><text:s text:c="4"/>"""Atualização dos clusters baseada na dissimilaridade ajustada"""</text:p>
      <text:p text:style-name="Text_20_body"><text:s text:c="4"/>n_objects = D_matrices[0].shape[0]</text:p>
      <text:p text:style-name="Text_20_body"><text:s text:c="4"/>new_clusters = {1: [], 2: []}</text:p>
      <text:p text:style-name="Text_20_body"><text:s text:c="4"/>for obj in range(n_objects):</text:p>
      <text:p text:style-name="Text_20_body"><text:s text:c="8"/>min_distance = float('inf')</text:p>
      <text:p text:style-name="Text_20_body"><text:s text:c="8"/>best_cluster = -1</text:p>
      <text:p text:style-name="Text_20_body"><text:s text:c="8"/>for k, prototype in prototypes.items():</text:p>
      <text:p text:style-name="Text_20_body"><text:s text:c="12"/>distance = sum(</text:p>
      <text:p text:style-name="Text_20_body"><text:s text:c="16"/>lambdas[k-1][j] * D[obj, prototype]</text:p>
      <text:p text:style-name="Text_20_body"><text:s text:c="16"/>for j, D in enumerate(D_matrices)</text:p>
      <text:p text:style-name="Text_20_body"><text:s text:c="12"/>)</text:p>
      <text:p text:style-name="Text_20_body"><text:s text:c="12"/>if distance &lt; min_distance:</text:p>
      <text:p text:style-name="Text_20_body"><text:s text:c="16"/>min_distance = distance</text:p>
      <text:p text:style-name="Text_20_body"><text:s text:c="16"/>best_cluster = k</text:p>
      <text:p text:style-name="Text_20_body"><text:s text:c="8"/>new_clusters[best_cluster].append(obj)</text:p>
      <text:p text:style-name="Text_20_body"><text:s text:c="4"/>return new_clusters</text:p>
      <text:p text:style-name="Text_20_body"/>
      <text:p text:style-name="Text_20_body"># Algoritmo MRDCA-RWL</text:p>
      <text:p text:style-name="Text_20_body">def mrdca_rwl(D_matrices, clusters, prototypes, max_iter=100, tol=1e-4):</text:p>
      <text:p text:style-name="Text_20_body"><text:s text:c="4"/>for iteration in range(max_iter):</text:p>
      <text:p text:style-name="Text_20_body"><text:s text:c="8"/>print(f"\nIteração {iteration + 1}:")</text:p>
      <text:p text:style-name="Text_20_body"><text:s text:c="8"/></text:p>
      <text:p text:style-name="Text_20_body"><text:s text:c="8"/># Atualizar pesos lambda</text:p>
      <text:p text:style-name="Text_20_body"><text:soft-page-break/><text:s text:c="8"/>lambdas = {}</text:p>
      <text:p text:style-name="Text_20_body"><text:s text:c="8"/>for k, cluster in clusters.items():</text:p>
      <text:p text:style-name="Text_20_body"><text:s text:c="12"/>lambdas[k] = calculate_lambda(cluster, prototypes[k], D_matrices)</text:p>
      <text:p text:style-name="Text_20_body"><text:s text:c="12"/>print(f"Lambdas para Cluster {k}: {lambdas[k]}")</text:p>
      <text:p text:style-name="Text_20_body"/>
      <text:p text:style-name="Text_20_body"><text:s text:c="8"/># Atualizar clusters</text:p>
      <text:p text:style-name="Text_20_body"><text:s text:c="8"/>new_clusters = update_clusters(D_matrices, lambdas, prototypes)</text:p>
      <text:p text:style-name="Text_20_body"/>
      <text:p text:style-name="Text_20_body"><text:s text:c="8"/># Atualizar protótipos</text:p>
      <text:p text:style-name="Text_20_body"><text:s text:c="8"/>for k, cluster in new_clusters.items():</text:p>
      <text:p text:style-name="Text_20_body"><text:s text:c="12"/>prototypes[k] = cluster[0] <text:s/># Simplesmente escolhemos o primeiro elemento</text:p>
      <text:p text:style-name="Text_20_body"><text:s text:c="8"/></text:p>
      <text:p text:style-name="Text_20_body"><text:s text:c="8"/># Verificar convergência</text:p>
      <text:p text:style-name="Text_20_body"><text:s text:c="8"/>if new_clusters == clusters:</text:p>
      <text:p text:style-name="Text_20_body"><text:s text:c="12"/>print("Convergiu!")</text:p>
      <text:p text:style-name="Text_20_body"><text:s text:c="12"/>break</text:p>
      <text:p text:style-name="Text_20_body"><text:s text:c="8"/>clusters = new_clusters</text:p>
      <text:p text:style-name="Text_20_body"/>
      <text:p text:style-name="Text_20_body"><text:s text:c="4"/>return clusters, lambdas</text:p>
      <text:p text:style-name="Text_20_body"/>
      <text:p text:style-name="Text_20_body"># Rodar o algoritmo</text:p>
      <text:p text:style-name="Text_20_body">final_clusters, final_lambdas = mrdca_rwl(D_matrices, clusters, prototypes)</text:p>
      <text:p text:style-name="Text_20_body">print("\nClusters finais:", final_clusters)</text:p>
      <text:p text:style-name="Text_20_body">print("Lambdas finais:", final_lambdas)</text:p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<text:span text:style-name="T1">Implementação em C:</text:span> </text:p>
      <text:p text:style-name="Text_20_body">#include &lt;stdio.h&gt;</text:p>
      <text:p text:style-name="Text_20_body">#include &lt;math.h&gt;</text:p>
      <text:p text:style-name="Text_20_body">#include &lt;float.h&gt;</text:p>
      <text:p text:style-name="Text_20_body"/>
      <text:p text:style-name="Text_20_body">#define N 4 // Número de objetos</text:p>
      <text:p text:style-name="Text_20_body">#define P 2 // Número de matrizes de dissimilaridade</text:p>
      <text:p text:style-name="Text_20_body">#define K 2 // Número de clusters</text:p>
      <text:p text:style-name="Text_20_body"/>
      <text:p text:style-name="Text_20_body">// Matrizes de dissimilaridade</text:p>
      <text:p text:style-name="Text_20_body">double D1[N][N] = {</text:p>
      <text:p text:style-name="Text_20_body"><text:s text:c="4"/>{0, 1, 2, 3},</text:p>
      <text:p text:style-name="Text_20_body"><text:s text:c="4"/>{1, 0, 2, 2},</text:p>
      <text:p text:style-name="Text_20_body"><text:s text:c="4"/>{2, 2, 0, 1},</text:p>
      <text:p text:style-name="Text_20_body"><text:s text:c="4"/>{3, 2, 1, 0}</text:p>
      <text:p text:style-name="Text_20_body">};</text:p>
      <text:p text:style-name="Text_20_body">double D2[N][N] = {</text:p>
      <text:p text:style-name="Text_20_body"><text:s text:c="4"/>{0, 2, 1, 4},</text:p>
      <text:p text:style-name="Text_20_body"><text:s text:c="4"/>{2, 0, 3, 3},</text:p>
      <text:p text:style-name="Text_20_body"><text:s text:c="4"/>{1, 3, 0, 2},</text:p>
      <text:p text:style-name="Text_20_body"><text:s text:c="4"/>{4, 3, 2, 0}</text:p>
      <text:p text:style-name="Text_20_body">};</text:p>
      <text:p text:style-name="Text_20_body">double* D_matrices[] = {D1, D2};</text:p>
      <text:p text:style-name="Text_20_body"/>
      <text:p text:style-name="Text_20_body">// Inicialização</text:p>
      <text:p text:style-name="Text_20_body">int clusters[K][N] = {{0, 1}, {2, 3}};</text:p>
      <text:p text:style-name="Text_20_body">int prototypes[K] = {0, 3};</text:p>
      <text:p text:style-name="Text_20_body"/>
      <text:p text:style-name="Text_20_body">void calculate_lambda(int cluster[], int cluster_size, int prototype, double* lambdas) {</text:p>
      <text:p text:style-name="Text_20_body"><text:s text:c="4"/>double total_d[P] = {0.0};</text:p>
      <text:p text:style-name="Text_20_body"><text:s text:c="4"/>double product = 1.0;</text:p>
      <text:p text:style-name="Text_20_body"/>
      <text:p text:style-name="Text_20_body"><text:soft-page-break/><text:s text:c="4"/>// Soma das dissimilaridades</text:p>
      <text:p text:style-name="Text_20_body"><text:s text:c="4"/>for (int j = 0; j &lt; P; j++) {</text:p>
      <text:p text:style-name="Text_20_body"><text:s text:c="8"/>for (int i = 0; i &lt; cluster_size; i++) {</text:p>
      <text:p text:style-name="Text_20_body"><text:s text:c="12"/>total_d[j] += D_matrices[j][cluster[i]][prototype];</text:p>
      <text:p text:style-name="Text_20_body"><text:s text:c="8"/>}</text:p>
      <text:p text:style-name="Text_20_body"><text:s text:c="8"/>product *= total_d[j];</text:p>
      <text:p text:style-name="Text_20_body"><text:s text:c="4"/>}</text:p>
      <text:p text:style-name="Text_20_body"/>
      <text:p text:style-name="Text_20_body"><text:s text:c="4"/>// Calcular lambdas</text:p>
      <text:p text:style-name="Text_20_body"><text:s text:c="4"/>for (int j = 0; j &lt; P; j++) {</text:p>
      <text:p text:style-name="Text_20_body"><text:s text:c="8"/>lambdas[j] = pow(product, 1.0 / P) / total_d[j];</text:p>
      <text:p text:style-name="Text_20_body"><text:s text:c="4"/>}</text:p>
      <text:p text:style-name="Text_20_body">}</text:p>
      <text:p text:style-name="Text_20_body"/>
      <text:p text:style-name="Text_20_body">int main() {</text:p>
      <text:p text:style-name="Text_20_body"><text:s text:c="4"/>// Exemplo expandido</text:p>
      <text:p text:style-name="Text_20_body"><text:s text:c="4"/>double lambdas[K][P];</text:p>
      <text:p text:style-name="Text_20_body"><text:s text:c="4"/>for (int k = 0; k &lt; K; k++) {</text:p>
      <text:p text:style-name="Text_20_body"><text:s text:c="8"/>calculate_lambda(clusters[k], 2, prototypes[k], lambdas[k]);</text:p>
      <text:p text:style-name="Text_20_body"><text:s text:c="8"/>printf("Lambdas para Cluster %d: %.3lf, %.3lf\n", k + 1, lambdas[k][0], lambdas[k][1]);</text:p>
      <text:p text:style-name="Text_20_body"><text:s text:c="4"/>}</text:p>
      <text:p text:style-name="Text_20_body"><text:s text:c="4"/>return 0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Strong_20_Emphasis">Exemplo Prático - Cálculo de λ no MRDCA-RWL (Primeiro Artigo)</text:span></text:h>
      <text:h text:style-name="Heading_20_4" text:outline-level="4"><text:span text:style-name="Strong_20_Emphasis">Problema</text:span>:</text:h>
      <text:p text:style-name="Text_20_body">No algoritmo MRDCA-RWL, λ é usado para ponderar a relevância de matrizes de dissimilaridade para diferentes clusters. A fórmula descrita para calcular λ para cada matriz Dj​ em um cluster Ck​ é:</text:p>
      <text:p text:style-name="P37">λkj​=(∏h=1p​∑ei​∈Ck​​∑e∈Gk​​dh​(ei​,e))1/p∑ei​∈Ck​​∑e∈Gk​​dj​(ei​,e)</text:p>
      <text:p text:style-name="P37"/>
      <text:p text:style-name="P38"><text:span text:style-name="T2">Implementaçãoo em C++: </text:span></text:p>
      <text:p text:style-name="P38"><text:span text:style-name="T2"/></text:p>
      <text:p text:style-name="P38"><text:span text:style-name="T2">#include &lt;iostream&gt;</text:span></text:p>
      <text:p text:style-name="P37"><text:span text:style-name="T2">#include &lt;vector&gt;</text:span></text:p>
      <text:p text:style-name="P37"><text:span text:style-name="T2">#include &lt;cmath&gt;</text:span></text:p>
      <text:p text:style-name="P37"><text:span text:style-name="T2">#include &lt;limits&gt;</text:span></text:p>
      <text:p text:style-name="P37"><text:span text:style-name="T2"/></text:p>
      <text:p text:style-name="P37"><text:span text:style-name="T2">// Representação de matrizes de dissimilaridade</text:span></text:p>
      <text:p text:style-name="P37"><text:span text:style-name="T2">std::vector&lt;std::vector&lt;std::vector&lt;double&gt;&gt;&gt; createDissimilarityMatrices() {</text:span></text:p>
      <text:p text:style-name="P37"><text:span text:style-name="T2"><text:s text:c="4"/>std::vector&lt;std::vector&lt;double&gt;&gt; D1 = {</text:span></text:p>
      <text:p text:style-name="P37"><text:span text:style-name="T2"><text:s text:c="8"/>{0, 1, 2, 3},</text:span></text:p>
      <text:p text:style-name="P37"><text:span text:style-name="T2"><text:s text:c="8"/>{1, 0, 2, 2},</text:span></text:p>
      <text:p text:style-name="P37"><text:span text:style-name="T2"><text:s text:c="8"/>{2, 2, 0, 1},</text:span></text:p>
      <text:p text:style-name="P37"><text:span text:style-name="T2"><text:s text:c="8"/>{3, 2, 1, 0}</text:span></text:p>
      <text:p text:style-name="P37"><text:span text:style-name="T2"><text:s text:c="4"/>};</text:span></text:p>
      <text:p text:style-name="P37"><text:span text:style-name="T2"/></text:p>
      <text:p text:style-name="P37"><text:span text:style-name="T2"><text:s text:c="4"/>std::vector&lt;std::vector&lt;double&gt;&gt; D2 = {</text:span></text:p>
      <text:p text:style-name="P37"><text:span text:style-name="T2"><text:s text:c="8"/>{0, 2, 1, 4},</text:span></text:p>
      <text:p text:style-name="P37"><text:span text:style-name="T2"><text:s text:c="8"/>{2, 0, 3, 3},</text:span></text:p>
      <text:p text:style-name="P37"><text:span text:style-name="T2"><text:s text:c="8"/>{1, 3, 0, 2},</text:span></text:p>
      <text:p text:style-name="P37"><text:span text:style-name="T2"><text:s text:c="8"/>{4, 3, 2, 0}</text:span></text:p>
      <text:p text:style-name="P37"><text:span text:style-name="T2"><text:s text:c="4"/>};</text:span></text:p>
      <text:p text:style-name="P37"><text:span text:style-name="T2"/></text:p>
      <text:p text:style-name="P37"><text:span text:style-name="T2"><text:s text:c="4"/>return {D1, D2};</text:span></text:p>
      <text:p text:style-name="P37"><text:span text:style-name="T2">}</text:span></text:p>
      <text:p text:style-name="P37"><text:span text:style-name="T2"/></text:p>
      <text:p text:style-name="P37"><text:soft-page-break/><text:span text:style-name="T2">std::vector&lt;double&gt; calculateLambda(const std::vector&lt;int&gt;&amp; cluster, int prototype,</text:span></text:p>
      <text:p text:style-name="P37"><text:span text:style-name="T2"><text:s text:c="36"/>const std::vector&lt;std::vector&lt;std::vector&lt;double&gt;&gt;&gt;&amp; D_matrices) {</text:span></text:p>
      <text:p text:style-name="P37"><text:span text:style-name="T2"><text:s text:c="4"/>int p = D_matrices.size(); // Número de matrizes</text:span></text:p>
      <text:p text:style-name="P37"><text:span text:style-name="T2"><text:s text:c="4"/>std::vector&lt;double&gt; lambdas(p, 0.0);</text:span></text:p>
      <text:p text:style-name="P37"><text:span text:style-name="T2"><text:s text:c="4"/>std::vector&lt;double&gt; total_d(p, 0.0);</text:span></text:p>
      <text:p text:style-name="P37"><text:span text:style-name="T2"/></text:p>
      <text:p text:style-name="P37"><text:span text:style-name="T2"><text:s text:c="4"/>// Soma das dissimilaridades para cada matriz</text:span></text:p>
      <text:p text:style-name="P37"><text:span text:style-name="T2"><text:s text:c="4"/>for (int j = 0; j &lt; p; ++j) {</text:span></text:p>
      <text:p text:style-name="P37"><text:span text:style-name="T2"><text:s text:c="8"/>for (int obj : cluster) {</text:span></text:p>
      <text:p text:style-name="P37"><text:span text:style-name="T2"><text:s text:c="12"/>total_d[j] += D_matrices[j][obj][prototype];</text:span></text:p>
      <text:p text:style-name="P37"><text:span text:style-name="T2"><text:s text:c="8"/>}</text:span></text:p>
      <text:p text:style-name="P37"><text:span text:style-name="T2"><text:s text:c="4"/>}</text:span></text:p>
      <text:p text:style-name="P37"><text:span text:style-name="T2"/></text:p>
      <text:p text:style-name="P37"><text:span text:style-name="T2"><text:s text:c="4"/>// Produto das somas</text:span></text:p>
      <text:p text:style-name="P37"><text:span text:style-name="T2"><text:s text:c="4"/>double product = 1.0;</text:span></text:p>
      <text:p text:style-name="P37"><text:span text:style-name="T2"><text:s text:c="4"/>for (double d : total_d) {</text:span></text:p>
      <text:p text:style-name="P37"><text:span text:style-name="T2"><text:s text:c="8"/>product *= d;</text:span></text:p>
      <text:p text:style-name="P37"><text:span text:style-name="T2"><text:s text:c="4"/>}</text:span></text:p>
      <text:p text:style-name="P37"><text:span text:style-name="T2"/></text:p>
      <text:p text:style-name="P37"><text:span text:style-name="T2"><text:s text:c="4"/>// Calcular λ para cada matriz</text:span></text:p>
      <text:p text:style-name="P37"><text:span text:style-name="T2"><text:s text:c="4"/>for (int j = 0; j &lt; p; ++j) {</text:span></text:p>
      <text:p text:style-name="P37"><text:span text:style-name="T2"><text:s text:c="8"/>lambdas[j] = pow(product, 1.0 / p) / total_d[j];</text:span></text:p>
      <text:p text:style-name="P37"><text:span text:style-name="T2"><text:s text:c="4"/>}</text:span></text:p>
      <text:p text:style-name="P37"><text:span text:style-name="T2"/></text:p>
      <text:p text:style-name="P37"><text:span text:style-name="T2"><text:s text:c="4"/>return lambdas;</text:span></text:p>
      <text:p text:style-name="P37"><text:span text:style-name="T2">}</text:span></text:p>
      <text:p text:style-name="P37"><text:span text:style-name="T2"/></text:p>
      <text:p text:style-name="P37"><text:span text:style-name="T2">int main() {</text:span></text:p>
      <text:p text:style-name="P37"><text:span text:style-name="T2"><text:s text:c="4"/>auto D_matrices = createDissimilarityMatrices();</text:span></text:p>
      <text:p text:style-name="P37"><text:span text:style-name="T2"/></text:p>
      <text:p text:style-name="P37"><text:span text:style-name="T2"><text:s text:c="4"/>// Cluster 1 com protótipo no índice 0</text:span></text:p>
      <text:p text:style-name="P37"><text:span text:style-name="T2"><text:s text:c="4"/>std::vector&lt;int&gt; cluster1 = {0, 1};</text:span></text:p>
      <text:p text:style-name="P37"><text:soft-page-break/><text:span text:style-name="T2"><text:s text:c="4"/>int prototype1 = 0;</text:span></text:p>
      <text:p text:style-name="P37"><text:span text:style-name="T2"/></text:p>
      <text:p text:style-name="P37"><text:span text:style-name="T2"><text:s text:c="4"/>// Cluster 2 com protótipo no índice 3</text:span></text:p>
      <text:p text:style-name="P37"><text:span text:style-name="T2"><text:s text:c="4"/>std::vector&lt;int&gt; cluster2 = {2, 3};</text:span></text:p>
      <text:p text:style-name="P37"><text:span text:style-name="T2"><text:s text:c="4"/>int prototype2 = 3;</text:span></text:p>
      <text:p text:style-name="P37"><text:span text:style-name="T2"/></text:p>
      <text:p text:style-name="P37"><text:span text:style-name="T2"><text:s text:c="4"/>// Calcular λ para cada cluster</text:span></text:p>
      <text:p text:style-name="P37"><text:span text:style-name="T2"><text:s text:c="4"/>auto lambda1 = calculateLambda(cluster1, prototype1, D_matrices);</text:span></text:p>
      <text:p text:style-name="P37"><text:span text:style-name="T2"><text:s text:c="4"/>auto lambda2 = calculateLambda(cluster2, prototype2, D_matrices);</text:span></text:p>
      <text:p text:style-name="P37"><text:span text:style-name="T2"/></text:p>
      <text:p text:style-name="P37"><text:span text:style-name="T2"><text:s text:c="4"/>std::cout &lt;&lt; "Lambdas para Cluster 1:\n";</text:span></text:p>
      <text:p text:style-name="P37"><text:span text:style-name="T2"><text:s text:c="4"/>for (double lambda : lambda1) {</text:span></text:p>
      <text:p text:style-name="P37"><text:span text:style-name="T2"><text:s text:c="8"/>std::cout &lt;&lt; lambda &lt;&lt; " ";</text:span></text:p>
      <text:p text:style-name="P37"><text:span text:style-name="T2"><text:s text:c="4"/>}</text:span></text:p>
      <text:p text:style-name="P37"><text:span text:style-name="T2"><text:s text:c="4"/>std::cout &lt;&lt; "\n";</text:span></text:p>
      <text:p text:style-name="P37"><text:span text:style-name="T2"/></text:p>
      <text:p text:style-name="P37"><text:span text:style-name="T2"><text:s text:c="4"/>std::cout &lt;&lt; "Lambdas para Cluster 2:\n";</text:span></text:p>
      <text:p text:style-name="P37"><text:span text:style-name="T2"><text:s text:c="4"/>for (double lambda : lambda2) {</text:span></text:p>
      <text:p text:style-name="P37"><text:span text:style-name="T2"><text:s text:c="8"/>std::cout &lt;&lt; lambda &lt;&lt; " ";</text:span></text:p>
      <text:p text:style-name="P37"><text:span text:style-name="T2"><text:s text:c="4"/>}</text:span></text:p>
      <text:p text:style-name="P37"><text:span text:style-name="T2"><text:s text:c="4"/>std::cout &lt;&lt; "\n";</text:span></text:p>
      <text:p text:style-name="P37"><text:span text:style-name="T2"/></text:p>
      <text:p text:style-name="P37"><text:span text:style-name="T2"><text:s text:c="4"/>return 0;</text:span></text:p>
      <text:p text:style-name="P37"><text:span text:style-name="T2">}</text:span>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3:40:32.007395258</meta:creation-date>
    <dc:date>2024-12-04T17:18:44.832974218</dc:date>
    <meta:editing-duration>PT24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3" meta:paragraph-count="290" meta:word-count="1508" meta:character-count="13003" meta:non-whitespace-character-count="8591"/>
  </office:meta>
</office:document-meta>
</file>